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9682" officeooo:paragraph-rsid="001e9682"/>
    </style:style>
    <style:style style:name="P2" style:family="paragraph" style:parent-style-name="Standard" style:list-style-name="L2">
      <style:text-properties officeooo:rsid="001ffbc8" officeooo:paragraph-rsid="001ffbc8"/>
    </style:style>
    <style:style style:name="P3" style:family="paragraph" style:parent-style-name="Standard">
      <style:text-properties officeooo:rsid="00206acc" officeooo:paragraph-rsid="00206acc"/>
    </style:style>
    <style:style style:name="P4" style:family="paragraph" style:parent-style-name="Standard" style:list-style-name="L2">
      <style:text-properties officeooo:rsid="00206acc" officeooo:paragraph-rsid="00206acc"/>
    </style:style>
    <style:style style:name="P5" style:family="paragraph" style:parent-style-name="Standard" style:list-style-name="L2">
      <style:text-properties officeooo:rsid="00206acc" officeooo:paragraph-rsid="00224984"/>
    </style:style>
    <style:style style:name="P6" style:family="paragraph" style:parent-style-name="Standard" style:list-style-name="L2">
      <style:text-properties officeooo:rsid="00224984" officeooo:paragraph-rsid="00224984"/>
    </style:style>
    <style:style style:name="T1" style:family="text">
      <style:text-properties officeooo:rsid="001ffbc8"/>
    </style:style>
    <style:style style:name="T2" style:family="text">
      <style:text-properties officeooo:rsid="00206acc"/>
    </style:style>
    <style:style style:name="T3" style:family="text">
      <style:text-properties officeooo:rsid="002249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3</text:p>
      <text:p text:style-name="P1"/>
      <text:list xml:id="list701561546165342086" text:style-name="L2">
        <text:list-item>
          <text:p text:style-name="P2">What does a non-writeable user see <text:span text:style-name="T2">on his/her profile page</text:span>? <text:span text:style-name="T2">Are there any specific differences on their profile pages?</text:span></text:p>
        </text:list-item>
        <text:list-item>
          <text:p text:style-name="P2">Are non-writeable users still able of opening their profile, but not have access to an edit <text:span text:style-name="T2">link, or are they able to access the Edit profile page but with grayed out options, or something similar</text:span>? <text:span text:style-name="T2">Need UI differences to be specified.</text:span></text:p>
        </text:list-item>
        <text:list-item>
          <text:p text:style-name="P4"><text:span text:style-name="T2">A</text:span>re there any messages, alerts or popups that let a non-writeable user know that he's unable to change his profile?</text:p>
        </text:list-item>
        <text:list-item>
          <text:p text:style-name="P4">Are non-writeable users unable to change their passwords? This seems implied, but not clarified, and seems really important.</text:p>
        </text:list-item>
        <text:list-item>
          <text:p text:style-name="P4">There were also no specified UI differences for the reset password page for a non-writeable user, alerts or messages.</text:p>
        </text:list-item>
        <text:list-item>
          <text:p text:style-name="P6">The Home page is shown with menus on how to get to the profile, but no differences were specified between what a non-writeable user and a regular user see.</text:p>
        </text:list-item>
        <text:list-item>
          <text:p text:style-name="P4"><text:span text:style-name="T1">T</text:span>here's a settings page shown on the design spec, but there are no functional or UI requirements defined for it for different users.</text:p>
        </text:list-item>
        <text:list-item>
          <text:p text:style-name="P4">Should non-writeable users be able to modify the settings page or not?</text:p>
        </text:list-item>
        <text:list-item>
          <text:p text:style-name="P5">Can CSR users also modify the settings page of any user?</text:p>
        </text:list-item>
      </text:list>
      <text:p text:style-name="P3"/>
      <text:p text:style-name="P3"/>
      <text:p text:style-name="P3">Of those, I think the most important ones are <text:span text:style-name="T3">4, 6, 2, 5 and 1, the ones dealing with specific differences of behaviour between normal user and non-writeable users. For the CSRs, an assumption could be made that they have all the powers, even if their not strictly defined, in my opin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22:01:55.914000000</meta:creation-date>
    <dc:date>2016-05-19T23:45:22.338000000</dc:date>
    <meta:editing-duration>PT12M32S</meta:editing-duration>
    <meta:editing-cycles>1</meta:editing-cycles>
    <meta:document-statistic meta:table-count="0" meta:image-count="0" meta:object-count="0" meta:page-count="1" meta:paragraph-count="11" meta:word-count="255" meta:character-count="1438" meta:non-whitespace-character-count="1202"/>
    <meta:generator>LibreOffice/4.1.2.3$Windows_x86 LibreOffice_project/40b2d7fde7e8d2d7bc5a449dc65df4d08a7dd38</meta:generator>
  </office:meta>
</office:document-meta>
</file>